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13.589cm"/>
    </style:style>
    <style:style style:name="co14" style:family="table-column">
      <style:table-column-properties fo:break-before="auto" style:column-width="7.978cm"/>
    </style:style>
    <style:style style:name="co15" style:family="table-column">
      <style:table-column-properties fo:break-before="auto" style:column-width="2.14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27.887cm"/>
    </style:style>
    <style:style style:name="co21" style:family="table-column">
      <style:table-column-properties fo:break-before="auto" style:column-width="2.369cm"/>
    </style:style>
    <style:style style:name="co22" style:family="table-column">
      <style:table-column-properties fo:break-before="auto" style:column-width="2.341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2.776cm"/>
    </style:style>
    <style:style style:name="co25" style:family="table-column">
      <style:table-column-properties fo:break-before="auto" style:column-width="8.595cm"/>
    </style:style>
    <style:style style:name="co26" style:family="table-column">
      <style:table-column-properties fo:break-before="auto" style:column-width="2.912cm"/>
    </style:style>
    <style:style style:name="co27" style:family="table-column">
      <style:table-column-properties fo:break-before="auto" style:column-width="11.337cm"/>
    </style:style>
    <style:style style:name="co28" style:family="table-column">
      <style:table-column-properties fo:break-before="auto" style:column-width="21.133cm"/>
    </style:style>
    <style:style style:name="co29" style:family="table-column">
      <style:table-column-properties fo:break-before="auto" style:column-width="2.26cm"/>
    </style:style>
    <style:style style:name="co30" style:family="table-column">
      <style:table-column-properties fo:break-before="auto" style:column-width="3.403cm"/>
    </style:style>
    <style:style style:name="co31" style:family="table-column">
      <style:table-column-properties fo:break-before="auto" style:column-width="4.175cm"/>
    </style:style>
    <style:style style:name="co32" style:family="table-column">
      <style:table-column-properties fo:break-before="auto" style:column-width="4.221cm"/>
    </style:style>
    <style:style style:name="co33" style:family="table-column">
      <style:table-column-properties fo:break-before="auto" style:column-width="3.131cm"/>
    </style:style>
    <style:style style:name="co34" style:family="table-column">
      <style:table-column-properties fo:break-before="auto" style:column-width="3.194cm"/>
    </style:style>
    <style:style style:name="co35" style:family="table-column">
      <style:table-column-properties fo:break-before="auto" style:column-width="5.644cm"/>
    </style:style>
    <style:style style:name="co36" style:family="table-column">
      <style:table-column-properties fo:break-before="auto" style:column-width="3.676cm"/>
    </style:style>
    <style:style style:name="co37" style:family="table-column">
      <style:table-column-properties fo:break-before="auto" style:column-width="2.831cm"/>
    </style:style>
    <style:style style:name="co38" style:family="table-column">
      <style:table-column-properties fo:break-before="auto" style:column-width="8.5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4.2cm" fo:break-before="auto" style:use-optimal-row-height="false"/>
    </style:style>
    <style:style style:name="ro4" style:family="table-row">
      <style:table-row-properties style:row-height="3.016cm" fo:break-before="auto" style:use-optimal-row-height="fals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4.595cm" fo:break-before="auto" style:use-optimal-row-height="false"/>
    </style:style>
    <style:style style:name="ro7" style:family="table-row">
      <style:table-row-properties style:row-height="3.805cm" fo:break-before="auto" style:use-optimal-row-height="fals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style:cell-protect="none" style:print-content="true" fo:border-left="none" fo:border-right="0.06pt solid #000000" fo:border-top="none" style:vertical-align="middle"/>
    </style:style>
    <style:style style:name="ce5" style:family="table-cell" style:parent-style-name="Default" style:data-style-name="N100">
      <style:table-cell-properties fo:border-bottom="0.06pt solid #000000" style:cell-protect="none" style:print-content="true" fo:border-left="none" fo:border-right="0.06pt solid #000000" fo:border-top="none" style:vertical-align="middle"/>
    </style:style>
    <style:style style:name="ce2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</style:style>
    <style:style style:name="ce14" style:family="table-cell" style:parent-style-name="Default" style:data-style-name="N100">
      <style:table-cell-properties style:cell-protect="none" style:print-content="true" fo:border="0.06pt solid #000000" style:vertical-align="middle"/>
    </style:style>
    <style:style style:name="ce17" style:family="table-cell" style:parent-style-name="Default">
      <style:table-cell-properties fo:background-color="#e6e6ff" fo:border="none"/>
    </style:style>
    <style:style style:name="ce25" style:family="table-cell" style:parent-style-name="Default">
      <style:table-cell-properties fo:background-color="#e6e6ff" fo:border="none" style:vertical-align="middle"/>
    </style:style>
    <style:style style:name="ce26" style:family="table-cell" style:parent-style-name="Default">
      <style:table-cell-properties fo:border-bottom="0.06pt solid #000000" fo:background-color="#e6e6ff" fo:border-left="none" fo:border-right="none" fo:border-top="none" style:vertical-align="middle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66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start" fo:margin-left="0cm"/>
    </style:style>
    <style:style style:name="ce60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fo:wrap-option="wrap" style:vertical-align="top"/>
    </style:style>
    <style:style style:name="ce73" style:family="table-cell" style:parent-style-name="Default">
      <style:table-cell-properties style:cell-protect="protected" style:print-content="true" fo:border="0.06pt solid #000000" style:vertical-align="middle"/>
    </style:style>
    <style:style style:name="ce74" style:family="table-cell" style:parent-style-name="Default">
      <style:table-cell-properties style:cell-protect="protected" style:print-content="true" fo:border="0.06pt solid #000000" style:vertical-align="middle"/>
      <style:text-properties style:font-name="Liberation Sans1"/>
    </style:style>
    <style:style style:name="ce6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e6e6ff" fo:border-left="0.06pt solid #000000" fo:border-right="0.06pt solid #000000" fo:border-top="none" style:vertical-align="middle"/>
    </style:style>
    <style:style style:name="ce77" style:family="table-cell" style:parent-style-name="Default">
      <style:table-cell-properties fo:border-bottom="0.06pt solid #000000" fo:background-color="#e6e6ff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79" style:family="table-cell" style:parent-style-name="Default">
      <style:table-cell-properties fo:background-color="#e6e6ff" style:vertical-align="middle"/>
    </style:style>
    <style:style style:name="ce3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cm"/>
    </style:style>
    <style:style style:name="ce84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1"/>
    </style:style>
    <style:style style:name="ce38" style:family="table-cell" style:parent-style-name="Default">
      <style:table-cell-properties fo:wrap-option="wrap" style:vertical-align="top"/>
    </style:style>
    <style:style style:name="ce6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94" style:family="table-cell" style:parent-style-name="Default">
      <style:table-cell-properties fo:border-bottom="0.74pt solid #000000" fo:background-color="#e6e6ff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fo:wrap-option="wrap"/>
    </style:style>
    <style:style style:name="ce80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cm"/>
    </style:style>
    <style:style style:name="ce91" style:family="table-cell" style:parent-style-name="Default">
      <style:table-cell-properties fo:background-color="#e6e6ff" style:text-align-source="fix" style:repeat-content="false" fo:border="none" style:vertical-align="middle"/>
      <style:paragraph-properties fo:text-align="center" fo:margin-left="0cm"/>
    </style:style>
    <style:style style:name="ce41" style:family="table-cell" style:parent-style-name="Default">
      <style:table-cell-properties fo:wrap-option="wrap" fo:border="0.06pt solid #000000" style:vertical-align="top"/>
      <style:text-properties style:font-name="Arial" style:font-name-asian="Calibri" style:language-asian="en" style:country-asian="US" style:font-name-complex="Arial" style:language-complex="ar" style:country-complex="SA"/>
    </style:style>
    <style:style style:name="ce95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/>
      <style:paragraph-properties fo:text-align="start" fo:margin-left="0c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e6e6ff" fo:wrap-option="wrap" fo:border="none" style:vertical-align="top"/>
    </style:style>
    <style:style style:name="ce86" style:family="table-cell" style:parent-style-name="Default">
      <style:table-cell-properties fo:background-color="#e6e6ff" style:text-align-source="fix" style:repeat-content="false" fo:wrap-option="wrap" fo:border="none" style:vertical-align="top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e6e6ff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e6e6ff" fo:wrap-option="wrap" fo:border="none"/>
    </style:style>
    <style:style style:name="ce89" style:family="table-cell" style:parent-style-name="Default">
      <style:table-cell-properties fo:background-color="#e6e6ff" style:text-align-source="fix" style:repeat-content="false" fo:wrap-option="wrap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cm"/>
    </style:style>
    <style:style style:name="ce107" style:family="table-cell" style:parent-style-name="Default">
      <style:table-cell-properties fo:background-color="#e6e6ff" style:cell-protect="none" style:print-content="true" fo:border="none" style:vertical-align="middle"/>
    </style:style>
    <style:style style:name="ce5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e6e6ff" style:cell-protect="none" style:print-content="true" style:text-align-source="fix" style:repeat-content="false" fo:border="none" style:vertical-align="middl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base-cell-address="Allgemeines.B5">
          <table:error-message table:message-type="stop" table:display="true"/>
        </table:content-validation>
        <table:content-validation table:name="val2" table:condition="of:cell-content-is-whole-number() and cell-content()&gt;=0" table:allow-empty-cell="false" table:base-cell-address="Schuelerinfo.E3">
          <table:error-message table:message-type="stop" table:display="true"/>
        </table:content-validation>
        <table:content-validation table:name="val3" table:condition="of:cell-content-is-in-list(&quot;1&quot;;&quot;2&quot;)" table:allow-empty-cell="false" table:display-list="unsorted" table:base-cell-address="Schuelerinfo.G3">
          <table:error-message table:message-type="stop" table:display="true"/>
        </table:content-validation>
        <table:content-validation table:name="val4" table:condition="of:cell-content-is-in-list(&quot;nimmt in seinem 2. Schulbesuchsjahr am Unterricht der Schuleingangsphase teil.&quot;;&quot;nimmt in ihrem 2. Schulbesuchsjahr am Unterricht der Schuleingangsphase teil.&quot;;&quot;nimmt in seinem 3. Schulbesuchsjahr am Unterricht der Schuleingangsphase teil.&quot;;&quot;nimmt in ihrem 3. Schulbesuchsjahr am Unterricht der Schuleingangsphase teil.&quot;)" table:allow-empty-cell="false" table:display-list="unsorted" table:base-cell-address="Schuelerinfo.H3">
          <table:help-message table:title="Hinweis:" table:display="true">
            <text:p>Personalpronomen beachten!</text:p>
          </table:help-message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)" table:allow-empty-cell="false" table:display-list="unsorted" table:base-cell-address="'Arbeits- und Sozialverhalten'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)" table:allow-empty-cell="false" table:display-list="unsorted" table:base-cell-address="'Arbeits- und Sozialverhalten'.M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7" table:condition="of:cell-content-is-in-list(&quot;0&quot;;&quot;1&quot;;&quot;2&quot;;&quot;3&quot;;&quot;4&quot;)" table:allow-empty-cell="false" table:display-list="unsorted" table:base-cell-address="Deutsch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)" table:allow-empty-cell="false" table:display-list="unsorted" table:base-cell-address="Deutsch.L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)" table:allow-empty-cell="false" table:display-list="unsorted" table:base-cell-address="Deutsch.N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)" table:allow-empty-cell="false" table:display-list="unsorted" table:base-cell-address="Deutsch.Q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1" table:condition="of:cell-content-is-in-list(&quot;0&quot;;&quot;1&quot;;&quot;2&quot;;&quot;3&quot;;&quot;4&quot;)" table:allow-empty-cell="false" table:display-list="unsorted" table:base-cell-address="Mathemat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)" table:allow-empty-cell="false" table:display-list="unsorted" table:base-cell-address="Mathematik.J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)" table:allow-empty-cell="false" table:display-list="unsorted" table:base-cell-address="Mathematik.M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4" table:condition="of:cell-content-is-in-list(&quot;0&quot;;&quot;1&quot;;&quot;2&quot;;&quot;3&quot;;&quot;4&quot;)" table:allow-empty-cell="false" table:display-list="unsorted" table:base-cell-address="Mathematik.O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5" table:condition="of:cell-content-is-in-list(&quot;0&quot;;&quot;1&quot;;&quot;2&quot;;&quot;3&quot;;&quot;4&quot;)" table:allow-empty-cell="false" table:display-list="unsorted" table:base-cell-address="Mathematik.Q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6" table:condition="of:cell-content-is-in-list(&quot;0&quot;;&quot;1&quot;;&quot;2&quot;;&quot;3&quot;;&quot;4&quot;)" table:allow-empty-cell="false" table:display-list="unsorted" table:base-cell-address="Sachunterrich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7" table:condition="of:cell-content-is-in-list(&quot;0&quot;;&quot;1&quot;;&quot;2&quot;;&quot;3&quot;;&quot;4&quot;)" table:allow-empty-cell="false" table:display-list="unsorted" table:base-cell-address="Sachunterricht.H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8" table:condition="of:cell-content-is-in-list(&quot;0&quot;;&quot;1&quot;;&quot;2&quot;;&quot;3&quot;;&quot;4&quot;)" table:allow-empty-cell="false" table:display-list="unsorted" table:base-cell-address="Religionslehre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19" table:condition="of:cell-content-is-in-list(&quot;0&quot;;&quot;1&quot;;&quot;2&quot;;&quot;3&quot;;&quot;4&quot;)" table:allow-empty-cell="false" table:display-list="unsorted" table:base-cell-address="Religionslehre.G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0" table:condition="of:cell-content-is-in-list(&quot;0&quot;;&quot;1&quot;;&quot;2&quot;;&quot;3&quot;;&quot;4&quot;)" table:allow-empty-cell="false" table:display-list="unsorted" table:base-cell-address="Musik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1" table:condition="of:cell-content-is-in-list(&quot;0&quot;;&quot;1&quot;;&quot;2&quot;;&quot;3&quot;;&quot;4&quot;)" table:allow-empty-cell="false" table:display-list="unsorted" table:base-cell-address="Musik.G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2" table:condition="of:cell-content-is-in-list(&quot;0&quot;;&quot;1&quot;;&quot;2&quot;;&quot;3&quot;;&quot;4&quot;)" table:allow-empty-cell="false" table:display-list="unsorted" table:base-cell-address="Musik.I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3" table:condition="of:cell-content-is-in-list(&quot;0&quot;;&quot;1&quot;;&quot;2&quot;;&quot;3&quot;;&quot;4&quot;)" table:allow-empty-cell="false" table:display-list="unsorted" table:base-cell-address="Kuns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4" table:condition="of:cell-content-is-in-list(&quot;0&quot;;&quot;1&quot;;&quot;2&quot;;&quot;3&quot;;&quot;4&quot;)" table:allow-empty-cell="false" table:display-list="unsorted" table:base-cell-address="Kunst.I47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5" table:condition="of:cell-content-is-in-list(&quot;0&quot;;&quot;1&quot;;&quot;2&quot;;&quot;3&quot;;&quot;4&quot;)" table:allow-empty-cell="false" table:display-list="unsorted" table:base-cell-address="Sport.D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6" table:condition="of:cell-content-is-in-list(&quot;0&quot;;&quot;1&quot;;&quot;2&quot;;&quot;3&quot;;&quot;4&quot;)" table:allow-empty-cell="false" table:display-list="unsorted" table:base-cell-address="Sport.H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  <table:content-validation table:name="val27" table:condition="of:cell-content-is-in-list(&quot;0&quot;;&quot;1&quot;;&quot;2&quot;;&quot;3&quot;;&quot;4&quot;)" table:allow-empty-cell="false" table:display-list="unsorted" table:base-cell-address="Sport.J3">
          <table:help-message table:display="true">
            <text:p>0 = keine Note, Text durchgestrichen</text:p>
            <text:p>1 = Kreis 1/4 gefüllt</text:p>
            <text:p>2 = Kreis 2/4 gefüllt</text:p>
            <text:p>3 = Kreis 3/4 gefüllt</text:p>
            <text:p>4 = Kreis ganz gefüllt</text:p>
          </table:help-message>
          <table:error-message table:message-type="stop" table:display="true"/>
        </table:content-validation>
      </table:content-validations>
      <table:table table:name="Allgemein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3" table:number-columns-repeated="1019" table:default-cell-style-name="ce23"/>
        <table:table-row table:style-name="ro1">
          <table:table-cell office:value-type="string" calcext:value-type="string">
            <text:p>Konferenzbeschluss vom</text:p>
          </table:table-cell>
          <table:table-cell office:value-type="string" calcext:value-type="string">
            <text:p>1.1.1111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Schulleitun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ame Lehrkraf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iederbeginn Unterrich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atum Zeugnisausteilung</text:p>
          </table:table-cell>
          <table:table-cell table:style-name="ce5" table:content-validation-name="val1" office:value-type="string" calcext:value-type="string">
            <text:p>1.1.1111</text:p>
          </table:table-cell>
          <table:table-cell table:number-columns-repeated="1022"/>
        </table:table-row>
      </table:table>
      <table:table table:name="Schuelerinfo" table:style-name="ta1" table:protected="true">
        <loext:table-protection loext:select-unprotected-cells="true"/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61"/>
        <table:table-column table:style-name="co3" table:number-columns-repeated="1015" table:default-cell-style-name="Default"/>
        <table:table-row table:style-name="ro2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7" office:value-type="string" calcext:value-type="string">
            <text:p>Geburtstag</text:p>
          </table:table-cell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Stunden versaeumt</text:p>
          </table:table-cell>
          <table:table-cell table:style-name="ce7" office:value-type="string" calcext:value-type="string">
            <text:p>unentschuldigt</text:p>
          </table:table-cell>
          <table:table-cell table:style-name="ce7" office:value-type="string" calcext:value-type="string">
            <text:p>Schulbesuchsjahr</text:p>
          </table:table-cell>
          <table:table-cell table:style-name="ce7" office:value-type="string" calcext:value-type="string">
            <text:p>Versetzungstext</text:p>
          </table:table-cell>
          <table:table-cell table:style-name="ce58" office:value-type="string" calcext:value-type="string">
            <text:p>Bemerkungen</text:p>
          </table:table-cell>
          <table:table-cell table:style-name="ce22" table:number-columns-repeated="1015"/>
        </table:table-row>
        <table:table-row table:style-name="ro2">
          <table:table-cell table:style-name="ce15"/>
          <table:table-cell table:style-name="ce17"/>
          <table:table-cell table:style-name="ce15"/>
          <table:table-cell table:style-name="ce66" table:number-columns-repeated="2"/>
          <table:table-cell table:style-name="ce53" table:number-columns-repeated="3"/>
          <table:table-cell table:style-name="ce59"/>
          <table:table-cell table:number-columns-repeated="1015"/>
        </table:table-row>
        <table:table-row table:style-name="ro2">
          <table:table-cell table:style-name="ce14" office:value-type="string" calcext:value-type="string">
            <text:p>Name Schüler</text:p>
          </table:table-cell>
          <table:table-cell table:style-name="ce25"/>
          <table:table-cell table:style-name="ce27" office:value-type="string" calcext:value-type="string">
            <text:p>1.1.1111</text:p>
          </table:table-cell>
          <table:table-cell table:style-name="ce24" office:value-type="string" calcext:value-type="string">
            <text:p>1b</text:p>
          </table:table-cell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 office:value-type="float" office:value="2" calcext:value-type="float">
            <text:p>2</text:p>
          </table:table-cell>
          <table:table-cell table:style-name="ce24" table:content-validation-name="val4" office:value-type="string" calcext:value-type="string">
            <text:p>nimmt in seinem 2. Schulbesuchsjahr am Unterricht der Schuleingangsphase teil.</text:p>
          </table:table-cell>
          <table:table-cell table:style-name="ce60" office:value-type="string" calcext:value-type="string">
            <text:p>allgemeine Bemerkungen</text:p>
          </table:table-cell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27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5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>
          <table:table-cell table:style-name="ce14"/>
          <table:table-cell table:style-name="ce26"/>
          <table:table-cell table:style-name="ce14"/>
          <table:table-cell table:style-name="ce24"/>
          <table:table-cell table:number-columns-repeated="2" table:style-name="ce30" table:content-validation-name="val2" office:value-type="float" office:value="0" calcext:value-type="float">
            <text:p>0</text:p>
          </table:table-cell>
          <table:table-cell table:style-name="ce32" table:content-validation-name="val3"/>
          <table:table-cell table:style-name="ce24" table:content-validation-name="val4"/>
          <table:table-cell table:style-name="ce60"/>
          <table:table-cell table:style-name="ce23"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beits- und Sozialverhalten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6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number-columns-repeated="4" table:default-cell-style-name="Default"/>
        <table:table-column table:style-name="co20" table:default-cell-style-name="ce61"/>
        <table:table-column table:style-name="co3" table:number-columns-repeated="1006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Bleibt frei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Kompetenz 11</text:p>
          </table:table-cell>
          <table:table-cell table:style-name="ce33" office:value-type="string" calcext:value-type="string">
            <text:p>Kompetenz 12</text:p>
          </table:table-cell>
          <table:table-cell table:style-name="ce33" office:value-type="string" calcext:value-type="string">
            <text:p>Kompetenz 13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6"/>
        </table:table-row>
        <table:table-row table:style-name="ro3">
          <table:table-cell table:style-name="ce34"/>
          <table:table-cell table:style-name="ce67"/>
          <table:table-cell table:style-name="ce35" office:value-type="string" calcext:value-type="string">
            <text:p>Arbeitsverhalten</text:p>
          </table:table-cell>
          <table:table-cell table:style-name="ce36" office:value-type="string" calcext:value-type="string">
            <text:p>beteiligte sich regelmäßig am Unterricht</text:p>
          </table:table-cell>
          <table:table-cell table:style-name="ce36" office:value-type="string" calcext:value-type="string">
            <text:p>arbeitete konzentriert</text:p>
          </table:table-cell>
          <table:table-cell table:style-name="ce36" office:value-type="string" calcext:value-type="string">
            <text:p>arbeitete selbstständig</text:p>
          </table:table-cell>
          <table:table-cell table:style-name="ce35" office:value-type="string" calcext:value-type="string">
            <text:p>arbeitete sorgfältig</text:p>
          </table:table-cell>
          <table:table-cell table:style-name="ce35" office:value-type="string" calcext:value-type="string">
            <text:p>arbeitete zügig</text:p>
          </table:table-cell>
          <table:table-cell table:style-name="ce35" office:value-type="string" calcext:value-type="string">
            <text:p>zeigte <text:s/>Anstrengungsbereitschaft</text:p>
          </table:table-cell>
          <table:table-cell table:style-name="ce36" office:value-type="string" calcext:value-type="string">
            <text:p>erfasste Arbeitsaufträge und setzte sie um</text:p>
          </table:table-cell>
          <table:table-cell table:style-name="ce36" office:value-type="string" calcext:value-type="string">
            <text:p>ging sorgfältig mit allen Lern- und Arbeitsmaterialien um</text:p>
          </table:table-cell>
          <table:table-cell table:style-name="ce36" office:value-type="string" calcext:value-type="string">
            <text:p>Sozialverhalten</text:p>
          </table:table-cell>
          <table:table-cell table:style-name="ce36" office:value-type="string" calcext:value-type="string">
            <text:p>begegnete allen Kindern und Erwachsenen mit Respekt und Freundlichkeit</text:p>
          </table:table-cell>
          <table:table-cell table:style-name="ce36" office:value-type="string" calcext:value-type="string">
            <text:p>hielt alle vereinbarten Regeln zuverlässig ein</text:p>
          </table:table-cell>
          <table:table-cell table:style-name="ce36" office:value-type="string" calcext:value-type="string">
            <text:p>zeigte sich hilfsbereit</text:p>
          </table:table-cell>
          <table:table-cell table:style-name="ce36" office:value-type="string" calcext:value-type="string">
            <text:p>reagierte in Streitsituationen angemessen</text:p>
          </table:table-cell>
          <table:table-cell table:style-name="ce36" office:value-type="string" calcext:value-type="string">
            <text:p>arbeitete konstruktiv mit anderen</text:p>
          </table:table-cell>
          <table:table-cell table:style-name="ce83"/>
          <table:table-cell table:style-name="ce38" table:number-columns-repeated="1006"/>
        </table:table-row>
        <table:table-row table:style-name="ro2">
          <table:table-cell table:style-name="ce73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]);&quot;&quot;;[Schuelerinfo.A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82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4" table:formula="of:=IF(ISBLANK([Schuelerinfo.A5]);&quot;&quot;;[Schuelerinfo.A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84"/>
          <table:table-cell table:style-name="ce23" table:number-columns-repeated="1006"/>
        </table:table-row>
        <table:table-row table:style-name="ro2">
          <table:table-cell table:style-name="ce73" table:formula="of:=IF(ISBLANK([Schuelerinfo.A6]);&quot;&quot;;[Schuelerinfo.A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7]);&quot;&quot;;[Schuelerinfo.A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8]);&quot;&quot;;[Schuelerinfo.A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9]);&quot;&quot;;[Schuelerinfo.A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0]);&quot;&quot;;[Schuelerinfo.A1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1]);&quot;&quot;;[Schuelerinfo.A1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2]);&quot;&quot;;[Schuelerinfo.A1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3]);&quot;&quot;;[Schuelerinfo.A1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4]);&quot;&quot;;[Schuelerinfo.A1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5]);&quot;&quot;;[Schuelerinfo.A1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6]);&quot;&quot;;[Schuelerinfo.A1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7]);&quot;&quot;;[Schuelerinfo.A1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8]);&quot;&quot;;[Schuelerinfo.A1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19]);&quot;&quot;;[Schuelerinfo.A1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0]);&quot;&quot;;[Schuelerinfo.A2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1]);&quot;&quot;;[Schuelerinfo.A2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2]);&quot;&quot;;[Schuelerinfo.A2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3]);&quot;&quot;;[Schuelerinfo.A2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4]);&quot;&quot;;[Schuelerinfo.A2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5]);&quot;&quot;;[Schuelerinfo.A2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6]);&quot;&quot;;[Schuelerinfo.A2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7]);&quot;&quot;;[Schuelerinfo.A2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8]);&quot;&quot;;[Schuelerinfo.A2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29]);&quot;&quot;;[Schuelerinfo.A2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0]);&quot;&quot;;[Schuelerinfo.A3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1]);&quot;&quot;;[Schuelerinfo.A3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2]);&quot;&quot;;[Schuelerinfo.A3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3]);&quot;&quot;;[Schuelerinfo.A3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4]);&quot;&quot;;[Schuelerinfo.A3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5]);&quot;&quot;;[Schuelerinfo.A3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6]);&quot;&quot;;[Schuelerinfo.A3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7]);&quot;&quot;;[Schuelerinfo.A37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8]);&quot;&quot;;[Schuelerinfo.A38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39]);&quot;&quot;;[Schuelerinfo.A39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0]);&quot;&quot;;[Schuelerinfo.A40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1]);&quot;&quot;;[Schuelerinfo.A41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2]);&quot;&quot;;[Schuelerinfo.A42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3]);&quot;&quot;;[Schuelerinfo.A43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4]);&quot;&quot;;[Schuelerinfo.A44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5]);&quot;&quot;;[Schuelerinfo.A45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6]);&quot;&quot;;[Schuelerinfo.A46])">
            <text:p/>
          </table:table-cell>
          <table:table-cell table:style-name="ce76"/>
          <table:table-cell table:style-name="ce79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79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>
          <table:table-cell table:style-name="ce73" table:formula="of:=IF(ISBLANK([Schuelerinfo.A47]);&quot;&quot;;[Schuelerinfo.A47])">
            <text:p/>
          </table:table-cell>
          <table:table-cell table:style-name="ce77"/>
          <table:table-cell table:style-name="ce26"/>
          <table:table-cell table:number-columns-repeated="8" table:style-name="ce32" table:content-validation-name="val5" office:value-type="float" office:value="1" calcext:value-type="float">
            <text:p>1</text:p>
          </table:table-cell>
          <table:table-cell table:style-name="ce26"/>
          <table:table-cell table:number-columns-repeated="5" table:style-name="ce32" table:content-validation-name="val6" office:value-type="float" office:value="1" calcext:value-type="float">
            <text:p>1</text:p>
          </table:table-cell>
          <table:table-cell table:style-name="ce60"/>
          <table:table-cell table:style-name="ce23" table:number-columns-repeated="100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utsch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default-cell-style-name="Default"/>
        <table:table-column table:style-name="co17" table:number-columns-repeated="5" table:default-cell-style-name="Default"/>
        <table:table-column table:style-name="co23" table:default-cell-style-name="Default"/>
        <table:table-column table:style-name="co19" table:number-columns-repeated="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ce61"/>
        <table:table-column table:style-name="co3" table:number-columns-repeated="1000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Kompetenz 10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11</text:p>
          </table:table-cell>
          <table:table-cell table:style-name="ce58" office:value-type="string" calcext:value-type="string">
            <text:p>Bemerkung</text:p>
          </table:table-cell>
          <table:table-cell table:number-columns-repeated="1000"/>
        </table:table-row>
        <table:table-row table:style-name="ro4">
          <table:table-cell table:style-name="ce34"/>
          <table:table-cell table:style-name="ce69"/>
          <table:table-cell table:style-name="ce35" office:value-type="string" calcext:value-type="string">
            <text:p>Sprechen und Zuhören</text:p>
          </table:table-cell>
          <table:table-cell table:style-name="ce39" office:value-type="string" calcext:value-type="string">
            <text:p>beteiligte sich sachbezogen an Gesprächen</text:p>
          </table:table-cell>
          <table:table-cell table:style-name="ce39" office:value-type="string" calcext:value-type="string">
            <text:p>sprach klar und deutlich</text:p>
          </table:table-cell>
          <table:table-cell table:style-name="ce39" office:value-type="string" calcext:value-type="string">
            <text:p>hielt sich an vereinbarte Gesprächsregeln</text:p>
          </table:table-cell>
          <table:table-cell table:style-name="ce39" office:value-type="string" calcext:value-type="string">
            <text:p>Schreiben</text:p>
          </table:table-cell>
          <table:table-cell table:style-name="ce39" office:value-type="string" calcext:value-type="string">
            <text:p>schrieb die gelernten Buchstaben bewegungsrichtig und formklar</text:p>
          </table:table-cell>
          <table:table-cell table:style-name="ce39" office:value-type="string" calcext:value-type="string">
            <text:p>verstand die Laut-Buchstaben-Beziehung</text:p>
          </table:table-cell>
          <table:table-cell table:style-name="ce39" office:value-type="string" calcext:value-type="string">
            <text:p>hielt Wortgrenzen ein</text:p>
          </table:table-cell>
          <table:table-cell table:style-name="ce39" office:value-type="string" calcext:value-type="string">
            <text:p>schrieb Wörter und Sätze fehlerfrei ab</text:p>
          </table:table-cell>
          <table:table-cell table:style-name="ce39" office:value-type="string" calcext:value-type="string">
            <text:p>verfasste erste verständliche Texte</text:p>
          </table:table-cell>
          <table:table-cell table:style-name="ce39" office:value-type="string" calcext:value-type="string">
            <text:p>Lesen – mit Texten und Medien umgehen</text:p>
          </table:table-cell>
          <table:table-cell table:style-name="ce39" office:value-type="string" calcext:value-type="string">
            <text:p>las und verstand Wörter und einfache Sätze</text:p>
          </table:table-cell>
          <table:table-cell table:style-name="ce39" office:value-type="string" calcext:value-type="string">
            <text:p>las einfache Sätze vor</text:p>
          </table:table-cell>
          <table:table-cell table:style-name="ce35" office:value-type="string" calcext:value-type="string">
            <text:p>Sprache und Sprachgebrauch untersuchen</text:p>
          </table:table-cell>
          <table:table-cell table:style-name="ce39" office:value-type="string" calcext:value-type="string">
            <text:p>gliederte Wörter in Silben und setzte Silben zu Wörtern zusammen</text:p>
          </table:table-cell>
          <table:table-cell table:style-name="ce83"/>
          <table:table-cell table:style-name="ce38" table:number-columns-repeated="1000"/>
        </table:table-row>
        <table:table-row table:style-name="ro2">
          <table:table-cell table:style-name="ce73" table:formula="of:=IF(ISBLANK([Schuelerinfo.A3]);&quot;&quot;;[Schuelerinfo.A3])" office:value-type="string" office:string-value="Name Schüler" calcext:value-type="string">
            <text:p>Name Schüler</text:p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0"/>
        </table:table-row>
        <table:table-row table:style-name="ro2">
          <table:table-cell table:style-name="ce73" table:formula="of:=IF(ISBLANK([Schuelerinfo.A4]);&quot;&quot;;[Schuelerinfo.A4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 office:value-type="string" calcext:value-type="string">
            <text:p><text:s text:c="5"/></text:p>
          </table:table-cell>
          <table:table-cell table:style-name="ce23" table:number-columns-repeated="1000"/>
        </table:table-row>
        <table:table-row table:style-name="ro2">
          <table:table-cell table:style-name="ce73" table:formula="of:=IF(ISBLANK([Schuelerinfo.A5]);&quot;&quot;;[Schuelerinfo.A5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6]);&quot;&quot;;[Schuelerinfo.A6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7]);&quot;&quot;;[Schuelerinfo.A7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8]);&quot;&quot;;[Schuelerinfo.A8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9]);&quot;&quot;;[Schuelerinfo.A9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0]);&quot;&quot;;[Schuelerinfo.A10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1]);&quot;&quot;;[Schuelerinfo.A11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2]);&quot;&quot;;[Schuelerinfo.A12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3]);&quot;&quot;;[Schuelerinfo.A13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4]);&quot;&quot;;[Schuelerinfo.A14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5]);&quot;&quot;;[Schuelerinfo.A15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6]);&quot;&quot;;[Schuelerinfo.A16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7]);&quot;&quot;;[Schuelerinfo.A17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8]);&quot;&quot;;[Schuelerinfo.A18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19]);&quot;&quot;;[Schuelerinfo.A19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0]);&quot;&quot;;[Schuelerinfo.A20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1]);&quot;&quot;;[Schuelerinfo.A21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2]);&quot;&quot;;[Schuelerinfo.A22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3]);&quot;&quot;;[Schuelerinfo.A23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4]);&quot;&quot;;[Schuelerinfo.A24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5]);&quot;&quot;;[Schuelerinfo.A25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6]);&quot;&quot;;[Schuelerinfo.A26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7]);&quot;&quot;;[Schuelerinfo.A27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8]);&quot;&quot;;[Schuelerinfo.A28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29]);&quot;&quot;;[Schuelerinfo.A29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0]);&quot;&quot;;[Schuelerinfo.A30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1]);&quot;&quot;;[Schuelerinfo.A31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2]);&quot;&quot;;[Schuelerinfo.A32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3]);&quot;&quot;;[Schuelerinfo.A33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4]);&quot;&quot;;[Schuelerinfo.A34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5]);&quot;&quot;;[Schuelerinfo.A35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6]);&quot;&quot;;[Schuelerinfo.A36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7]);&quot;&quot;;[Schuelerinfo.A37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8]);&quot;&quot;;[Schuelerinfo.A38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39]);&quot;&quot;;[Schuelerinfo.A39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0]);&quot;&quot;;[Schuelerinfo.A40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1]);&quot;&quot;;[Schuelerinfo.A41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2]);&quot;&quot;;[Schuelerinfo.A42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3]);&quot;&quot;;[Schuelerinfo.A43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4]);&quot;&quot;;[Schuelerinfo.A44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5]);&quot;&quot;;[Schuelerinfo.A45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6]);&quot;&quot;;[Schuelerinfo.A46])">
            <text:p/>
          </table:table-cell>
          <table:table-cell table:style-name="ce25"/>
          <table:table-cell table:style-name="ce69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69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69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69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>
          <table:table-cell table:style-name="ce73" table:formula="of:=IF(ISBLANK([Schuelerinfo.A47]);&quot;&quot;;[Schuelerinfo.A47])">
            <text:p/>
          </table:table-cell>
          <table:table-cell table:style-name="ce26"/>
          <table:table-cell table:style-name="ce94"/>
          <table:table-cell table:number-columns-repeated="3" table:style-name="ce32" table:content-validation-name="val7" office:value-type="float" office:value="1" calcext:value-type="float">
            <text:p>1</text:p>
          </table:table-cell>
          <table:table-cell table:style-name="ce94"/>
          <table:table-cell table:number-columns-repeated="5" table:style-name="ce32" table:content-validation-name="val8" office:value-type="float" office:value="1" calcext:value-type="float">
            <text:p>1</text:p>
          </table:table-cell>
          <table:table-cell table:style-name="ce94"/>
          <table:table-cell table:number-columns-repeated="2" table:style-name="ce32" table:content-validation-name="val9" office:value-type="float" office:value="1" calcext:value-type="float">
            <text:p>1</text:p>
          </table:table-cell>
          <table:table-cell table:style-name="ce94"/>
          <table:table-cell table:style-name="ce32" table:content-validation-name="val10" office:value-type="float" office:value="1" calcext:value-type="float">
            <text:p>1</text:p>
          </table:table-cell>
          <table:table-cell table:style-name="ce60"/>
          <table:table-cell table:style-name="ce23" table:number-columns-repeated="1000"/>
        </table:table-row>
        <table:table-row table:style-name="ro2" table:number-rows-repeated="1048528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Mathematik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ce61"/>
        <table:table-column table:style-name="co3" table:number-columns-repeated="1002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6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7</text:p>
          </table:table-cell>
          <table:table-cell table:style-name="ce33" office:value-type="string" calcext:value-type="string">
            <text:p>Kompetenz 8</text:p>
          </table:table-cell>
          <table:table-cell table:style-name="ce33" office:value-type="string" calcext:value-type="string">
            <text:p>Bereich 4</text:p>
          </table:table-cell>
          <table:table-cell table:style-name="ce33" office:value-type="string" calcext:value-type="string">
            <text:p>Kompetenz 9</text:p>
          </table:table-cell>
          <table:table-cell table:style-name="ce33" office:value-type="string" calcext:value-type="string">
            <text:p>Bereich 5</text:p>
          </table:table-cell>
          <table:table-cell table:style-name="ce33" office:value-type="string" calcext:value-type="string">
            <text:p>Kompetenz 10</text:p>
          </table:table-cell>
          <table:table-cell table:style-name="ce58" office:value-type="string" calcext:value-type="string">
            <text:p>Bemerkung</text:p>
          </table:table-cell>
          <table:table-cell table:style-name="ce22" table:number-columns-repeated="1002"/>
        </table:table-row>
        <table:table-row table:style-name="ro5">
          <table:table-cell table:style-name="ce40"/>
          <table:table-cell table:style-name="ce80"/>
          <table:table-cell table:style-name="ce35" office:value-type="string" calcext:value-type="string">
            <text:p>Zahlen und Operationen</text:p>
          </table:table-cell>
          <table:table-cell table:style-name="ce39" office:value-type="string" calcext:value-type="string">
            <text:p>schrieb die Ziffern bewegungsrichtig und formklar</text:p>
          </table:table-cell>
          <table:table-cell table:style-name="ce39" office:value-type="string" calcext:value-type="string">
            <text:p>erfasste den Zahlenraum bis 20</text:p>
          </table:table-cell>
          <table:table-cell table:style-name="ce39" office:value-type="string" calcext:value-type="string">
            <text:p>addierte sicher im Zahlenraum bis 20.mit und ohne Überschreitung</text:p>
          </table:table-cell>
          <table:table-cell table:style-name="ce39" office:value-type="string" calcext:value-type="string">
            <text:p>subtrahierte sicher im Zahlenraum bis 20 mit und ohne Überschreitung</text:p>
          </table:table-cell>
          <table:table-cell table:style-name="ce39" office:value-type="string" calcext:value-type="string">
            <text:p>rechnete sicher in verschiedenen Übungsformaten</text:p>
          </table:table-cell>
          <table:table-cell table:style-name="ce39" office:value-type="string" calcext:value-type="string">
            <text:p>Raum und Form</text:p>
          </table:table-cell>
          <table:table-cell table:style-name="ce39" office:value-type="string" calcext:value-type="string">
            <text:p>löste Aufgaben aus dem Bereich Geometrie (Raumorientierung, Muster und geometrische Grundformen)</text:p>
          </table:table-cell>
          <table:table-cell table:style-name="ce39" office:value-type="string" calcext:value-type="string">
            <text:p>Größen und Messen / Sachsituationen</text:p>
          </table:table-cell>
          <table:table-cell table:style-name="ce41" office:value-type="string" calcext:value-type="string">
            <text:p>beherrschte den Umgang mit Größen (Geldwerte, Uhrzeiten)</text:p>
          </table:table-cell>
          <table:table-cell table:style-name="ce39" office:value-type="string" calcext:value-type="string">
            <text:p>fand passende Aufgaben zu Bildern und Rechengeschichten</text:p>
          </table:table-cell>
          <table:table-cell table:style-name="ce39" office:value-type="string" calcext:value-type="string">
            <text:p>Daten / Häufigkeiten / Wahrscheinlichkeiten</text:p>
          </table:table-cell>
          <table:table-cell table:style-name="ce39" office:value-type="string" calcext:value-type="string">
            <text:p>trug Daten in Tabellen ein und entnahm einfachen Tabellen Informationen</text:p>
          </table:table-cell>
          <table:table-cell table:style-name="ce39" office:value-type="string" calcext:value-type="string">
            <text:p>Problemlösen / kreativ sein und Modellieren</text:p>
          </table:table-cell>
          <table:table-cell table:style-name="ce39" office:value-type="string" calcext:value-type="string">
            <text:p>erschloss sich selbstständig die Problemstellung von Aufgaben und zeigte passende Lösungen auf</text:p>
          </table:table-cell>
          <table:table-cell table:style-name="ce95"/>
          <table:table-cell table:style-name="ce43" table:number-columns-repeated="1002"/>
        </table:table-row>
        <table:table-row table:style-name="ro2">
          <table:table-cell table:style-name="ce73" table:formula="of:=IF(ISBLANK([Deutsch.A3]);&quot;&quot;;[Deutsch.A3])" office:value-type="string" office:string-value="Name Schüler" calcext:value-type="string">
            <text:p>Name Schüler</text:p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91"/>
          <table:table-cell table:style-name="ce32" table:content-validation-name="val12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91"/>
          <table:table-cell table:style-name="ce32" table:content-validation-name="val14" office:value-type="float" office:value="1" calcext:value-type="float">
            <text:p>1</text:p>
          </table:table-cell>
          <table:table-cell table:style-name="ce82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]);&quot;&quot;;[Deutsch.A4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91"/>
          <table:table-cell table:style-name="ce32" table:content-validation-name="val12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91"/>
          <table:table-cell table:style-name="ce32" table:content-validation-name="val14" office:value-type="float" office:value="1" calcext:value-type="float">
            <text:p>1</text:p>
          </table:table-cell>
          <table:table-cell table:style-name="ce91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5]);&quot;&quot;;[Deutsch.A5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6]);&quot;&quot;;[Deutsch.A6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7]);&quot;&quot;;[Deutsch.A7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8]);&quot;&quot;;[Deutsch.A8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9]);&quot;&quot;;[Deutsch.A9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0]);&quot;&quot;;[Deutsch.A10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1]);&quot;&quot;;[Deutsch.A11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2]);&quot;&quot;;[Deutsch.A12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3]);&quot;&quot;;[Deutsch.A13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4]);&quot;&quot;;[Deutsch.A14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5]);&quot;&quot;;[Deutsch.A15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6]);&quot;&quot;;[Deutsch.A16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7]);&quot;&quot;;[Deutsch.A17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8]);&quot;&quot;;[Deutsch.A18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19]);&quot;&quot;;[Deutsch.A19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0]);&quot;&quot;;[Deutsch.A20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1]);&quot;&quot;;[Deutsch.A21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2]);&quot;&quot;;[Deutsch.A22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3]);&quot;&quot;;[Deutsch.A23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4]);&quot;&quot;;[Deutsch.A24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5]);&quot;&quot;;[Deutsch.A25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6]);&quot;&quot;;[Deutsch.A26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7]);&quot;&quot;;[Deutsch.A27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8]);&quot;&quot;;[Deutsch.A28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29]);&quot;&quot;;[Deutsch.A29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0]);&quot;&quot;;[Deutsch.A30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1]);&quot;&quot;;[Deutsch.A31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2]);&quot;&quot;;[Deutsch.A32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3]);&quot;&quot;;[Deutsch.A33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4]);&quot;&quot;;[Deutsch.A34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5]);&quot;&quot;;[Deutsch.A35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6]);&quot;&quot;;[Deutsch.A36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7]);&quot;&quot;;[Deutsch.A37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8]);&quot;&quot;;[Deutsch.A38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39]);&quot;&quot;;[Deutsch.A39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0]);&quot;&quot;;[Deutsch.A40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1]);&quot;&quot;;[Deutsch.A41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2]);&quot;&quot;;[Deutsch.A42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3]);&quot;&quot;;[Deutsch.A43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4]);&quot;&quot;;[Deutsch.A44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5]);&quot;&quot;;[Deutsch.A45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6]);&quot;&quot;;[Deutsch.A46])">
            <text:p/>
          </table:table-cell>
          <table:table-cell table:style-name="ce25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5"/>
          <table:table-cell table:style-name="ce32" table:content-validation-name="val12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5"/>
          <table:table-cell table:style-name="ce32" table:content-validation-name="val14" office:value-type="float" office:value="1" calcext:value-type="float">
            <text:p>1</text:p>
          </table:table-cell>
          <table:table-cell table:style-name="ce25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>
          <table:table-cell table:style-name="ce73" table:formula="of:=IF(ISBLANK([Deutsch.A47]);&quot;&quot;;[Deutsch.A47])">
            <text:p/>
          </table:table-cell>
          <table:table-cell table:style-name="ce26" table:number-columns-repeated="2"/>
          <table:table-cell table:number-columns-repeated="5" table:style-name="ce32" table:content-validation-name="val11" office:value-type="float" office:value="1" calcext:value-type="float">
            <text:p>1</text:p>
          </table:table-cell>
          <table:table-cell table:style-name="ce26"/>
          <table:table-cell table:style-name="ce32" table:content-validation-name="val12" office:value-type="float" office:value="1" calcext:value-type="float">
            <text:p>1</text:p>
          </table:table-cell>
          <table:table-cell table:style-name="ce26"/>
          <table:table-cell table:number-columns-repeated="2" table:style-name="ce32" table:content-validation-name="val13" office:value-type="float" office:value="1" calcext:value-type="float">
            <text:p>1</text:p>
          </table:table-cell>
          <table:table-cell table:style-name="ce26"/>
          <table:table-cell table:style-name="ce32" table:content-validation-name="val14" office:value-type="float" office:value="1" calcext:value-type="float">
            <text:p>1</text:p>
          </table:table-cell>
          <table:table-cell table:style-name="ce26"/>
          <table:table-cell table:style-name="ce32" table:content-validation-name="val15" office:value-type="float" office:value="1" calcext:value-type="float">
            <text:p>1</text:p>
          </table:table-cell>
          <table:table-cell table:style-name="ce60"/>
          <table:table-cell table:style-name="ce23" table:number-columns-repeated="1002"/>
        </table:table-row>
        <table:table-row table:style-name="ro2" table:number-rows-repeated="104852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achunterricht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8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6">
          <table:table-cell table:style-name="ce44"/>
          <table:table-cell table:style-name="ce86"/>
          <table:table-cell table:style-name="ce35" office:value-type="string" calcext:value-type="string">
            <text:p>Mündliche Leistungen</text:p>
          </table:table-cell>
          <table:table-cell table:style-name="ce36" office:value-type="string" calcext:value-type="string">
            <text:p>zeigte Interesse an sachunterrichtlichen Themen und arbeitete mit</text:p>
          </table:table-cell>
          <table:table-cell table:style-name="ce36" office:value-type="string" calcext:value-type="string">
            <text:p>äußerte sich sachbezogen</text:p>
          </table:table-cell>
          <table:table-cell table:style-name="ce36" office:value-type="string" calcext:value-type="string">
            <text:p>Praktische / schriftliche Leistungen</text:p>
          </table:table-cell>
          <table:table-cell table:style-name="ce36" office:value-type="string" calcext:value-type="string">
            <text:p>erschloss sich themenbezogene Inhalte</text:p>
          </table:table-cell>
          <table:table-cell table:style-name="ce36" office:value-type="string" calcext:value-type="string">
            <text:p>dokumentierte Ergebnisse angemessen</text:p>
          </table:table-cell>
          <table:table-cell table:style-name="ce100"/>
          <table:table-cell table:style-name="ce38" table:number-columns-repeated="1013"/>
        </table:table-row>
        <table:table-row table:style-name="ro2">
          <table:table-cell table:style-name="ce73" table:formula="of:=IF(ISBLANK([Mathematik.A3]);&quot;&quot;;[Mathematik.A3])" office:value-type="string" office:string-value="Name Schüler" calcext:value-type="string">
            <text:p>Name Schüler</text:p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]);&quot;&quot;;[Mathematik.A4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91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5]);&quot;&quot;;[Mathematik.A5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6]);&quot;&quot;;[Mathematik.A6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7]);&quot;&quot;;[Mathematik.A7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8]);&quot;&quot;;[Mathematik.A8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9]);&quot;&quot;;[Mathematik.A9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0]);&quot;&quot;;[Mathematik.A10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1]);&quot;&quot;;[Mathematik.A11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2]);&quot;&quot;;[Mathematik.A12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3]);&quot;&quot;;[Mathematik.A13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4]);&quot;&quot;;[Mathematik.A14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5]);&quot;&quot;;[Mathematik.A15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6]);&quot;&quot;;[Mathematik.A16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7]);&quot;&quot;;[Mathematik.A17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8]);&quot;&quot;;[Mathematik.A18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19]);&quot;&quot;;[Mathematik.A19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0]);&quot;&quot;;[Mathematik.A20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1]);&quot;&quot;;[Mathematik.A21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2]);&quot;&quot;;[Mathematik.A22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3]);&quot;&quot;;[Mathematik.A23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4]);&quot;&quot;;[Mathematik.A24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5]);&quot;&quot;;[Mathematik.A25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6]);&quot;&quot;;[Mathematik.A26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7]);&quot;&quot;;[Mathematik.A27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8]);&quot;&quot;;[Mathematik.A28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29]);&quot;&quot;;[Mathematik.A29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0]);&quot;&quot;;[Mathematik.A30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1]);&quot;&quot;;[Mathematik.A31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2]);&quot;&quot;;[Mathematik.A32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3]);&quot;&quot;;[Mathematik.A33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4]);&quot;&quot;;[Mathematik.A34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5]);&quot;&quot;;[Mathematik.A35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6]);&quot;&quot;;[Mathematik.A36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7]);&quot;&quot;;[Mathematik.A37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8]);&quot;&quot;;[Mathematik.A38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39]);&quot;&quot;;[Mathematik.A39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0]);&quot;&quot;;[Mathematik.A40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1]);&quot;&quot;;[Mathematik.A41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2]);&quot;&quot;;[Mathematik.A42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3]);&quot;&quot;;[Mathematik.A43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4]);&quot;&quot;;[Mathematik.A44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5]);&quot;&quot;;[Mathematik.A45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6]);&quot;&quot;;[Mathematik.A46])">
            <text:p/>
          </table:table-cell>
          <table:table-cell table:style-name="ce25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5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athematik.A47]);&quot;&quot;;[Mathematik.A47])">
            <text:p/>
          </table:table-cell>
          <table:table-cell table:style-name="ce26" table:number-columns-repeated="2"/>
          <table:table-cell table:number-columns-repeated="2" table:style-name="ce32" table:content-validation-name="val16" office:value-type="float" office:value="1" calcext:value-type="float">
            <text:p>1</text:p>
          </table:table-cell>
          <table:table-cell table:style-name="ce26"/>
          <table:table-cell table:number-columns-repeated="2" table:style-name="ce32" table:content-validation-name="val1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ligionslehre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1" table:default-cell-style-name="ce61"/>
        <table:table-column table:style-name="co3" table:number-columns-repeated="1015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5"/>
        </table:table-row>
        <table:table-row table:style-name="ro7">
          <table:table-cell table:style-name="ce40"/>
          <table:table-cell table:style-name="ce80"/>
          <table:table-cell table:style-name="ce35" office:value-type="string" calcext:value-type="string">
            <text:p>Theoretische Auseinandersetzung</text:p>
          </table:table-cell>
          <table:table-cell table:style-name="ce39" office:value-type="string" calcext:value-type="string">
            <text:p>ließ sich interessiert von Fragen des Lebens und religiösen Themen ansprechen</text:p>
          </table:table-cell>
          <table:table-cell table:style-name="ce39" office:value-type="string" calcext:value-type="string">
            <text:p>konnte ernsthaft darüber nachdenken, eigene Überlegungen darlegen und Antworten finden</text:p>
          </table:table-cell>
          <table:table-cell table:style-name="ce39" office:value-type="string" calcext:value-type="string">
            <text:p>Praktische Auseinandersetzung</text:p>
          </table:table-cell>
          <table:table-cell table:style-name="ce39" office:value-type="string" calcext:value-type="string">
            <text:p>nutzte verschiedene Ausdrucksformen, um religiöse Inhalte darzustellen</text:p>
          </table:table-cell>
          <table:table-cell table:style-name="ce95"/>
          <table:table-cell table:style-name="ce43" table:number-columns-repeated="1015"/>
        </table:table-row>
        <table:table-row table:style-name="ro2">
          <table:table-cell table:style-name="ce73" table:formula="of:=IF(ISBLANK([Sachunterricht.A3]);&quot;&quot;;[Sachunterricht.A3])" office:value-type="string" office:string-value="Name Schüler" calcext:value-type="string">
            <text:p>Name Schüler</text:p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91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]);&quot;&quot;;[Sachunterricht.A4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91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5]);&quot;&quot;;[Sachunterricht.A5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6]);&quot;&quot;;[Sachunterricht.A6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7]);&quot;&quot;;[Sachunterricht.A7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8]);&quot;&quot;;[Sachunterricht.A8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9]);&quot;&quot;;[Sachunterricht.A9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0]);&quot;&quot;;[Sachunterricht.A10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1]);&quot;&quot;;[Sachunterricht.A11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2]);&quot;&quot;;[Sachunterricht.A12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3]);&quot;&quot;;[Sachunterricht.A13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4]);&quot;&quot;;[Sachunterricht.A14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5]);&quot;&quot;;[Sachunterricht.A15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6]);&quot;&quot;;[Sachunterricht.A16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7]);&quot;&quot;;[Sachunterricht.A17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8]);&quot;&quot;;[Sachunterricht.A18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19]);&quot;&quot;;[Sachunterricht.A19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0]);&quot;&quot;;[Sachunterricht.A20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1]);&quot;&quot;;[Sachunterricht.A21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2]);&quot;&quot;;[Sachunterricht.A22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3]);&quot;&quot;;[Sachunterricht.A23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4]);&quot;&quot;;[Sachunterricht.A24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5]);&quot;&quot;;[Sachunterricht.A25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6]);&quot;&quot;;[Sachunterricht.A26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7]);&quot;&quot;;[Sachunterricht.A27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8]);&quot;&quot;;[Sachunterricht.A28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29]);&quot;&quot;;[Sachunterricht.A29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0]);&quot;&quot;;[Sachunterricht.A30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1]);&quot;&quot;;[Sachunterricht.A31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2]);&quot;&quot;;[Sachunterricht.A32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3]);&quot;&quot;;[Sachunterricht.A33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4]);&quot;&quot;;[Sachunterricht.A34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5]);&quot;&quot;;[Sachunterricht.A35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6]);&quot;&quot;;[Sachunterricht.A36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7]);&quot;&quot;;[Sachunterricht.A37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8]);&quot;&quot;;[Sachunterricht.A38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39]);&quot;&quot;;[Sachunterricht.A39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0]);&quot;&quot;;[Sachunterricht.A40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1]);&quot;&quot;;[Sachunterricht.A41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2]);&quot;&quot;;[Sachunterricht.A42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3]);&quot;&quot;;[Sachunterricht.A43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4]);&quot;&quot;;[Sachunterricht.A44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5]);&quot;&quot;;[Sachunterricht.A45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6]);&quot;&quot;;[Sachunterricht.A46])">
            <text:p/>
          </table:table-cell>
          <table:table-cell table:style-name="ce25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5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>
          <table:table-cell table:style-name="ce73" table:formula="of:=IF(ISBLANK([Sachunterricht.A47]);&quot;&quot;;[Sachunterricht.A47])">
            <text:p/>
          </table:table-cell>
          <table:table-cell table:style-name="ce26" table:number-columns-repeated="2"/>
          <table:table-cell table:number-columns-repeated="2" table:style-name="ce32" table:content-validation-name="val18" office:value-type="float" office:value="1" calcext:value-type="float">
            <text:p>1</text:p>
          </table:table-cell>
          <table:table-cell table:style-name="ce26"/>
          <table:table-cell table:style-name="ce32" table:content-validation-name="val19" office:value-type="float" office:value="1" calcext:value-type="float">
            <text:p>1</text:p>
          </table:table-cell>
          <table:table-cell table:style-name="ce60"/>
          <table:table-cell table:style-name="ce23" table:number-columns-repeated="1015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usik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4" table:default-cell-style-name="ce61"/>
        <table:table-column table:style-name="co3" table:number-columns-repeated="1014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3</text:p>
          </table:table-cell>
          <table:table-cell table:style-name="ce33" office:value-type="string" calcext:value-type="string">
            <text:p>Kompetenz 4</text:p>
          </table:table-cell>
          <table:table-cell table:style-name="ce58" office:value-type="string" calcext:value-type="string">
            <text:p>Bemerkung</text:p>
          </table:table-cell>
          <table:table-cell table:number-columns-repeated="1014"/>
        </table:table-row>
        <table:table-row table:style-name="ro4">
          <table:table-cell table:style-name="ce46"/>
          <table:table-cell table:style-name="ce89"/>
          <table:table-cell table:style-name="ce35" office:value-type="string" calcext:value-type="string">
            <text:p>Musik machen</text:p>
          </table:table-cell>
          <table:table-cell table:style-name="ce35" office:value-type="string" calcext:value-type="string">
            <text:p>sang einfache Lieder</text:p>
          </table:table-cell>
          <table:table-cell table:style-name="ce39" office:value-type="string" calcext:value-type="string">
            <text:p>zeigte sich geschickt beim Erproben und Spielen einfacher Klangerzeuger</text:p>
          </table:table-cell>
          <table:table-cell table:style-name="ce39" office:value-type="string" calcext:value-type="string">
            <text:p>Musik hören </text:p>
          </table:table-cell>
          <table:table-cell table:style-name="ce39" office:value-type="string" calcext:value-type="string">
            <text:p>war in der Lage, sich auf gehörte Musik einzulassen</text:p>
          </table:table-cell>
          <table:table-cell table:style-name="ce39" office:value-type="string" calcext:value-type="string">
            <text:p>Musik umsetzen</text:p>
          </table:table-cell>
          <table:table-cell table:style-name="ce39" office:value-type="string" calcext:value-type="string">
            <text:p>bewegte sich angemessen zur Musik und setzte diese um</text:p>
          </table:table-cell>
          <table:table-cell table:style-name="ce95"/>
          <table:table-cell table:style-name="ce43" table:number-columns-repeated="1014"/>
        </table:table-row>
        <table:table-row table:style-name="ro2">
          <table:table-cell table:style-name="ce73" table:formula="of:=IF(ISBLANK([Religionslehre.A3]);&quot;&quot;;[Religionslehre.A3])" office:value-type="string" office:string-value="Name Schüler" calcext:value-type="string">
            <text:p>Name Schüler</text:p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91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]);&quot;&quot;;[Religionslehre.A4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91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5]);&quot;&quot;;[Religionslehre.A5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6]);&quot;&quot;;[Religionslehre.A6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7]);&quot;&quot;;[Religionslehre.A7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8]);&quot;&quot;;[Religionslehre.A8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9]);&quot;&quot;;[Religionslehre.A9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0]);&quot;&quot;;[Religionslehre.A10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1]);&quot;&quot;;[Religionslehre.A11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2]);&quot;&quot;;[Religionslehre.A12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3]);&quot;&quot;;[Religionslehre.A13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4]);&quot;&quot;;[Religionslehre.A14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5]);&quot;&quot;;[Religionslehre.A15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6]);&quot;&quot;;[Religionslehre.A16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7]);&quot;&quot;;[Religionslehre.A17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8]);&quot;&quot;;[Religionslehre.A18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19]);&quot;&quot;;[Religionslehre.A19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0]);&quot;&quot;;[Religionslehre.A20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1]);&quot;&quot;;[Religionslehre.A21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2]);&quot;&quot;;[Religionslehre.A22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3]);&quot;&quot;;[Religionslehre.A23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4]);&quot;&quot;;[Religionslehre.A24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5]);&quot;&quot;;[Religionslehre.A25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6]);&quot;&quot;;[Religionslehre.A26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7]);&quot;&quot;;[Religionslehre.A27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8]);&quot;&quot;;[Religionslehre.A28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29]);&quot;&quot;;[Religionslehre.A29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0]);&quot;&quot;;[Religionslehre.A30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1]);&quot;&quot;;[Religionslehre.A31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2]);&quot;&quot;;[Religionslehre.A32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3]);&quot;&quot;;[Religionslehre.A33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4]);&quot;&quot;;[Religionslehre.A34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5]);&quot;&quot;;[Religionslehre.A35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6]);&quot;&quot;;[Religionslehre.A36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7]);&quot;&quot;;[Religionslehre.A37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8]);&quot;&quot;;[Religionslehre.A38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39]);&quot;&quot;;[Religionslehre.A39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0]);&quot;&quot;;[Religionslehre.A40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1]);&quot;&quot;;[Religionslehre.A41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2]);&quot;&quot;;[Religionslehre.A42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3]);&quot;&quot;;[Religionslehre.A43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4]);&quot;&quot;;[Religionslehre.A44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5]);&quot;&quot;;[Religionslehre.A45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6]);&quot;&quot;;[Religionslehre.A46])">
            <text:p/>
          </table:table-cell>
          <table:table-cell table:style-name="ce25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5"/>
          <table:table-cell table:style-name="ce32" table:content-validation-name="val21" office:value-type="float" office:value="1" calcext:value-type="float">
            <text:p>1</text:p>
          </table:table-cell>
          <table:table-cell table:style-name="ce25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>
          <table:table-cell table:style-name="ce73" table:formula="of:=IF(ISBLANK([Religionslehre.A47]);&quot;&quot;;[Religionslehre.A47])">
            <text:p/>
          </table:table-cell>
          <table:table-cell table:style-name="ce26" table:number-columns-repeated="2"/>
          <table:table-cell table:number-columns-repeated="2" table:style-name="ce32" table:content-validation-name="val20" office:value-type="float" office:value="1" calcext:value-type="float">
            <text:p>1</text:p>
          </table:table-cell>
          <table:table-cell table:style-name="ce26"/>
          <table:table-cell table:style-name="ce32" table:content-validation-name="val21" office:value-type="float" office:value="1" calcext:value-type="float">
            <text:p>1</text:p>
          </table:table-cell>
          <table:table-cell table:style-name="ce26"/>
          <table:table-cell table:style-name="ce32" table:content-validation-name="val22" office:value-type="float" office:value="1" calcext:value-type="float">
            <text:p>1</text:p>
          </table:table-cell>
          <table:table-cell table:style-name="ce60"/>
          <table:table-cell table:style-name="ce23"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nst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35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8">
          <table:table-cell table:style-name="ce40"/>
          <table:table-cell table:style-name="ce89"/>
          <table:table-cell table:style-name="ce47" office:value-type="string" calcext:value-type="string">
            <text:p>Arbeitsaufträge</text:p>
          </table:table-cell>
          <table:table-cell table:style-name="ce48" office:value-type="string" calcext:value-type="string">
            <text:p>zeigte Freude an künstlerischen Gestaltungsaufgaben</text:p>
          </table:table-cell>
          <table:table-cell table:style-name="ce48" office:value-type="string" calcext:value-type="string">
            <text:p>beachtete bei der gestalterischen Umsetzung die vorgegebenen Kriterien</text:p>
          </table:table-cell>
          <table:table-cell table:style-name="ce49" office:value-type="string" calcext:value-type="string">
            <text:p>Arbeitstechniken</text:p>
          </table:table-cell>
          <table:table-cell table:style-name="ce50" office:value-type="string" calcext:value-type="string">
            <text:p>setzte die eingeführten Techniken sorgfältig um</text:p>
          </table:table-cell>
          <table:table-cell table:style-name="ce48" office:value-type="string" calcext:value-type="string">
            <text:p>arbeitete zielgerichtet und ausdauernd</text:p>
          </table:table-cell>
          <table:table-cell table:style-name="ce48" office:value-type="string" calcext:value-type="string">
            <text:p>zeigte sich geschickt im Umgang mit verschiedenen Arbeitsmaterialien und Werkzeugen</text:p>
          </table:table-cell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Musik.A3]);&quot;&quot;;[Musik.A3])" office:value-type="string" office:string-value="Name Schüler" calcext:value-type="string">
            <text:p>Name Schüler</text:p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91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]);&quot;&quot;;[Musik.A4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91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5]);&quot;&quot;;[Musik.A5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6]);&quot;&quot;;[Musik.A6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7]);&quot;&quot;;[Musik.A7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8]);&quot;&quot;;[Musik.A8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9]);&quot;&quot;;[Musik.A9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0]);&quot;&quot;;[Musik.A10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1]);&quot;&quot;;[Musik.A11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2]);&quot;&quot;;[Musik.A12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3]);&quot;&quot;;[Musik.A13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4]);&quot;&quot;;[Musik.A14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5]);&quot;&quot;;[Musik.A15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6]);&quot;&quot;;[Musik.A16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7]);&quot;&quot;;[Musik.A17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8]);&quot;&quot;;[Musik.A18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19]);&quot;&quot;;[Musik.A19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0]);&quot;&quot;;[Musik.A20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1]);&quot;&quot;;[Musik.A21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2]);&quot;&quot;;[Musik.A22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3]);&quot;&quot;;[Musik.A23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4]);&quot;&quot;;[Musik.A24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5]);&quot;&quot;;[Musik.A25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6]);&quot;&quot;;[Musik.A26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7]);&quot;&quot;;[Musik.A27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8]);&quot;&quot;;[Musik.A28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29]);&quot;&quot;;[Musik.A29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0]);&quot;&quot;;[Musik.A30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1]);&quot;&quot;;[Musik.A31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2]);&quot;&quot;;[Musik.A32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3]);&quot;&quot;;[Musik.A33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4]);&quot;&quot;;[Musik.A34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5]);&quot;&quot;;[Musik.A35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6]);&quot;&quot;;[Musik.A36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7]);&quot;&quot;;[Musik.A37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8]);&quot;&quot;;[Musik.A38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39]);&quot;&quot;;[Musik.A39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0]);&quot;&quot;;[Musik.A40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1]);&quot;&quot;;[Musik.A41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2]);&quot;&quot;;[Musik.A42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3]);&quot;&quot;;[Musik.A43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4]);&quot;&quot;;[Musik.A44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5]);&quot;&quot;;[Musik.A45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6]);&quot;&quot;;[Musik.A46])">
            <text:p/>
          </table:table-cell>
          <table:table-cell table:style-name="ce25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5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Musik.A47]);&quot;&quot;;[Musik.A47])">
            <text:p/>
          </table:table-cell>
          <table:table-cell table:style-name="ce26" table:number-columns-repeated="2"/>
          <table:table-cell table:number-columns-repeated="2" table:style-name="ce32" table:content-validation-name="val23" office:value-type="float" office:value="1" calcext:value-type="float">
            <text:p>1</text:p>
          </table:table-cell>
          <table:table-cell table:style-name="ce26"/>
          <table:table-cell table:number-columns-repeated="3" table:style-name="ce32" table:content-validation-name="val24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port" table:style-name="ta1" table:protected="true">
        <loext:table-protection loext:select-unprotected-cells="true"/>
        <table:table-column table:style-name="co6" table:default-cell-style-name="Default"/>
        <table:table-column table:style-name="co15" table:default-cell-style-name="ce56"/>
        <table:table-column table:style-name="co16" table:default-cell-style-name="Default"/>
        <table:table-column table:style-name="co36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ce56"/>
        <table:table-column table:style-name="co38" table:default-cell-style-name="ce61"/>
        <table:table-column table:style-name="co3" table:number-columns-repeated="1013" table:default-cell-style-name="Default"/>
        <table:table-row table:style-name="ro2">
          <table:table-cell table:style-name="ce33" office:value-type="string" calcext:value-type="string">
            <text:p>Name</text:p>
          </table:table-cell>
          <table:table-cell table:style-name="ce7" office:value-type="string" calcext:value-type="string">
            <text:p>Note</text:p>
          </table:table-cell>
          <table:table-cell table:style-name="ce33" office:value-type="string" calcext:value-type="string">
            <text:p>Bereich 1</text:p>
          </table:table-cell>
          <table:table-cell table:style-name="ce33" office:value-type="string" calcext:value-type="string">
            <text:p>Kompetenz 1</text:p>
          </table:table-cell>
          <table:table-cell table:style-name="ce33" office:value-type="string" calcext:value-type="string">
            <text:p>Kompetenz 2</text:p>
          </table:table-cell>
          <table:table-cell table:style-name="ce33" office:value-type="string" calcext:value-type="string">
            <text:p>Kompetenz 3</text:p>
          </table:table-cell>
          <table:table-cell table:style-name="ce33" office:value-type="string" calcext:value-type="string">
            <text:p>Bereich 2</text:p>
          </table:table-cell>
          <table:table-cell table:style-name="ce33" office:value-type="string" calcext:value-type="string">
            <text:p>Kompetenz 4</text:p>
          </table:table-cell>
          <table:table-cell table:style-name="ce33" office:value-type="string" calcext:value-type="string">
            <text:p>Bereich 3</text:p>
          </table:table-cell>
          <table:table-cell table:style-name="ce7" office:value-type="string" calcext:value-type="string">
            <text:p>Kompetenz 5</text:p>
          </table:table-cell>
          <table:table-cell table:style-name="ce58" office:value-type="string" calcext:value-type="string">
            <text:p>Bemerkung</text:p>
          </table:table-cell>
          <table:table-cell table:number-columns-repeated="1013"/>
        </table:table-row>
        <table:table-row table:style-name="ro3">
          <table:table-cell table:style-name="ce46"/>
          <table:table-cell table:style-name="ce89"/>
          <table:table-cell table:style-name="ce35" office:value-type="string" calcext:value-type="string">
            <text:p>Sportliche Fähigkeiten und Leistungen</text:p>
          </table:table-cell>
          <table:table-cell table:style-name="ce52" office:value-type="string" calcext:value-type="string">
            <text:p>verfügte über motorische Grundfähigkeiten und beherrschte die zu erreichenden Fertigkeiten</text:p>
          </table:table-cell>
          <table:table-cell table:style-name="ce52" office:value-type="string" calcext:value-type="string">
            <text:p>ging kreativ mit Bewegungsangeboten um</text:p>
          </table:table-cell>
          <table:table-cell table:style-name="ce52" office:value-type="string" calcext:value-type="string">
            <text:p>erfasste Spielsituationen und Regeln</text:p>
          </table:table-cell>
          <table:table-cell table:style-name="ce52" office:value-type="string" calcext:value-type="string">
            <text:p>Leistungsbereitschaft </text:p>
          </table:table-cell>
          <table:table-cell table:style-name="ce39" office:value-type="string" calcext:value-type="string">
            <text:p>zeigte Bewegungsfreude, Anstrengung und Motivation</text:p>
          </table:table-cell>
          <table:table-cell table:style-name="ce39" office:value-type="string" calcext:value-type="string">
            <text:p>Kooperationsfähigkeit </text:p>
          </table:table-cell>
          <table:table-cell table:style-name="ce115" office:value-type="string" calcext:value-type="string">
            <text:p>bewies Fairness und Hilfsbereitschaft</text:p>
          </table:table-cell>
          <table:table-cell table:style-name="ce95"/>
          <table:table-cell table:style-name="ce43" table:number-columns-repeated="1013"/>
        </table:table-row>
        <table:table-row table:style-name="ro2">
          <table:table-cell table:style-name="ce73" table:formula="of:=IF(ISBLANK([Kunst.A3]);&quot;&quot;;[Kunst.A3])" office:value-type="string" office:string-value="Name Schüler" calcext:value-type="string">
            <text:p>Name Schüler</text:p>
          </table:table-cell>
          <table:table-cell table:style-name="ce25"/>
          <table:table-cell table:style-name="ce107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109"/>
          <table:table-cell table:style-name="ce32" table:content-validation-name="val26" office:value-type="float" office:value="1" calcext:value-type="float">
            <text:p>1</text:p>
          </table:table-cell>
          <table:table-cell table:style-name="ce107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]);&quot;&quot;;[Kunst.A4])">
            <text:p/>
          </table:table-cell>
          <table:table-cell table:style-name="ce25"/>
          <table:table-cell table:style-name="ce107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109"/>
          <table:table-cell table:style-name="ce32" table:content-validation-name="val26" office:value-type="float" office:value="1" calcext:value-type="float">
            <text:p>1</text:p>
          </table:table-cell>
          <table:table-cell table:style-name="ce107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5]);&quot;&quot;;[Kunst.A5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6]);&quot;&quot;;[Kunst.A6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7]);&quot;&quot;;[Kunst.A7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8]);&quot;&quot;;[Kunst.A8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9]);&quot;&quot;;[Kunst.A9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0]);&quot;&quot;;[Kunst.A10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1]);&quot;&quot;;[Kunst.A11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2]);&quot;&quot;;[Kunst.A12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3]);&quot;&quot;;[Kunst.A13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4]);&quot;&quot;;[Kunst.A14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5]);&quot;&quot;;[Kunst.A15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6]);&quot;&quot;;[Kunst.A16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7]);&quot;&quot;;[Kunst.A17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8]);&quot;&quot;;[Kunst.A18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19]);&quot;&quot;;[Kunst.A19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0]);&quot;&quot;;[Kunst.A20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1]);&quot;&quot;;[Kunst.A21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2]);&quot;&quot;;[Kunst.A22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3]);&quot;&quot;;[Kunst.A23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4]);&quot;&quot;;[Kunst.A24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5]);&quot;&quot;;[Kunst.A25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6]);&quot;&quot;;[Kunst.A26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7]);&quot;&quot;;[Kunst.A27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8]);&quot;&quot;;[Kunst.A28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29]);&quot;&quot;;[Kunst.A29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0]);&quot;&quot;;[Kunst.A30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1]);&quot;&quot;;[Kunst.A31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2]);&quot;&quot;;[Kunst.A32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3]);&quot;&quot;;[Kunst.A33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4]);&quot;&quot;;[Kunst.A34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5]);&quot;&quot;;[Kunst.A35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6]);&quot;&quot;;[Kunst.A36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7]);&quot;&quot;;[Kunst.A37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8]);&quot;&quot;;[Kunst.A38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39]);&quot;&quot;;[Kunst.A39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0]);&quot;&quot;;[Kunst.A40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1]);&quot;&quot;;[Kunst.A41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2]);&quot;&quot;;[Kunst.A42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3]);&quot;&quot;;[Kunst.A43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4]);&quot;&quot;;[Kunst.A44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5]);&quot;&quot;;[Kunst.A45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6]);&quot;&quot;;[Kunst.A46])">
            <text:p/>
          </table:table-cell>
          <table:table-cell table:style-name="ce25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5"/>
          <table:table-cell table:style-name="ce32" table:content-validation-name="val26" office:value-type="float" office:value="1" calcext:value-type="float">
            <text:p>1</text:p>
          </table:table-cell>
          <table:table-cell table:style-name="ce25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>
          <table:table-cell table:style-name="ce73" table:formula="of:=IF(ISBLANK([Kunst.A47]);&quot;&quot;;[Kunst.A47])">
            <text:p/>
          </table:table-cell>
          <table:table-cell table:style-name="ce26" table:number-columns-repeated="2"/>
          <table:table-cell table:number-columns-repeated="3" table:style-name="ce32" table:content-validation-name="val25" office:value-type="float" office:value="1" calcext:value-type="float">
            <text:p>1</text:p>
          </table:table-cell>
          <table:table-cell table:style-name="ce26"/>
          <table:table-cell table:style-name="ce32" table:content-validation-name="val26" office:value-type="float" office:value="1" calcext:value-type="float">
            <text:p>1</text:p>
          </table:table-cell>
          <table:table-cell table:style-name="ce26"/>
          <table:table-cell table:style-name="ce32" table:content-validation-name="val27" office:value-type="float" office:value="1" calcext:value-type="float">
            <text:p>1</text:p>
          </table:table-cell>
          <table:table-cell table:style-name="ce60"/>
          <table:table-cell table:style-name="ce23" table:number-columns-repeated="101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Liberation Sans2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2T16:57:04.209533379</dc:date>
    <meta:editing-duration>PT17H4M40S</meta:editing-duration>
    <meta:editing-cycles>128</meta:editing-cycles>
    <meta:generator>LibreOffice/7.4.1.2$Linux_X86_64 LibreOffice_project/40$Build-2</meta:generator>
    <meta:document-statistic meta:table-count="10" meta:cell-count="3132" meta:object-count="0"/>
  </office:meta>
</office:document-meta>
</file>